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1bd5" officeooo:paragraph-rsid="00151bd5"/>
    </style:style>
    <style:style style:name="P2" style:family="paragraph" style:parent-style-name="Standard">
      <style:text-properties officeooo:rsid="00151bd5" officeooo:paragraph-rsid="0015e4d8"/>
    </style:style>
    <style:style style:name="P3" style:family="paragraph" style:parent-style-name="Standard">
      <style:text-properties officeooo:rsid="001797c3" officeooo:paragraph-rsid="001797c3"/>
    </style:style>
    <style:style style:name="P4" style:family="paragraph" style:parent-style-name="Standard">
      <style:text-properties officeooo:rsid="0017d1f6" officeooo:paragraph-rsid="0015e4d8"/>
    </style:style>
    <style:style style:name="P5" style:family="paragraph" style:parent-style-name="Standard">
      <style:text-properties officeooo:rsid="0017d1f6" officeooo:paragraph-rsid="0017d1f6"/>
    </style:style>
    <style:style style:name="P6" style:family="paragraph" style:parent-style-name="Standard">
      <style:text-properties officeooo:rsid="0019548c" officeooo:paragraph-rsid="0019548c"/>
    </style:style>
    <style:style style:name="P7" style:family="paragraph" style:parent-style-name="Standard">
      <style:text-properties officeooo:rsid="001bf7c4" officeooo:paragraph-rsid="001bf7c4"/>
    </style:style>
    <style:style style:name="P8" style:family="paragraph" style:parent-style-name="Standard">
      <style:text-properties officeooo:rsid="001d309e" officeooo:paragraph-rsid="001d309e"/>
    </style:style>
    <style:style style:name="P9" style:family="paragraph" style:parent-style-name="Standard">
      <style:text-properties officeooo:rsid="001ea09d" officeooo:paragraph-rsid="001ea09d"/>
    </style:style>
    <style:style style:name="P10" style:family="paragraph" style:parent-style-name="Standard">
      <style:text-properties officeooo:rsid="001f4223" officeooo:paragraph-rsid="001f4223"/>
    </style:style>
    <style:style style:name="P11" style:family="paragraph" style:parent-style-name="Standard">
      <style:text-properties officeooo:rsid="00220569" officeooo:paragraph-rsid="00220569"/>
    </style:style>
    <style:style style:name="P12" style:family="paragraph" style:parent-style-name="Standard">
      <style:text-properties officeooo:rsid="0022bab3" officeooo:paragraph-rsid="0022bab3"/>
    </style:style>
    <style:style style:name="P13" style:family="paragraph" style:parent-style-name="Standard">
      <style:text-properties officeooo:rsid="0026a154" officeooo:paragraph-rsid="0026a154"/>
    </style:style>
    <style:style style:name="P14" style:family="paragraph" style:parent-style-name="Standard">
      <style:text-properties officeooo:rsid="0022bab3" officeooo:paragraph-rsid="0022bab3"/>
    </style:style>
    <style:style style:name="P15" style:family="paragraph" style:parent-style-name="Standard">
      <style:text-properties officeooo:rsid="00281015" officeooo:paragraph-rsid="00281015"/>
    </style:style>
    <style:style style:name="P16" style:family="paragraph" style:parent-style-name="Standard">
      <style:text-properties officeooo:rsid="00295837" officeooo:paragraph-rsid="00295837"/>
    </style:style>
    <style:style style:name="P17" style:family="paragraph" style:parent-style-name="Standard">
      <style:text-properties officeooo:rsid="00295837" officeooo:paragraph-rsid="0029e255"/>
    </style:style>
    <style:style style:name="P18" style:family="paragraph" style:parent-style-name="Standard">
      <style:text-properties officeooo:rsid="00298a38" officeooo:paragraph-rsid="00298a38"/>
    </style:style>
    <style:style style:name="P19" style:family="paragraph" style:parent-style-name="Standard">
      <style:paragraph-properties fo:break-before="page"/>
      <style:text-properties officeooo:rsid="00281015" officeooo:paragraph-rsid="00281015"/>
    </style:style>
    <style:style style:name="T1" style:family="text">
      <style:text-properties officeooo:rsid="0019548c"/>
    </style:style>
    <style:style style:name="T2" style:family="text">
      <style:text-properties officeooo:rsid="00220569"/>
    </style:style>
    <style:style style:name="T3" style:family="text">
      <style:text-properties officeooo:rsid="0022bab3"/>
    </style:style>
    <style:style style:name="T4" style:family="text">
      <style:text-properties style:text-position="sub 58%" style:font-size-asian="10.5pt"/>
    </style:style>
    <style:style style:name="T5" style:family="text">
      <style:text-properties officeooo:rsid="00298a38"/>
    </style:style>
    <style:style style:name="T6" style:family="text">
      <style:text-properties officeooo:rsid="0029e25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- </text:p>
      <text:p text:style-name="P2">Se demostró en 3.2 que: <draw:frame draw:style-name="fr1" draw:name="Object3" text:anchor-type="as-char" svg:y="-0.446cm" svg:width="2.219cm" svg:height="0.56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5">Queremos probar si <text:s/><draw:frame draw:style-name="fr1" draw:name="Object4" text:anchor-type="as-char" svg:y="-0.446cm" svg:width="2.208cm" svg:height="0.56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7">Para esto se debe demostrar: <draw:frame draw:style-name="fr1" draw:name="Object6" text:anchor-type="as-char" svg:y="-0.446cm" svg:width="2.235cm" svg:height="0.568cm" draw:z-index="5"><draw:object xlink:href="./Object 6" xlink:type="simple" xlink:show="embed" xlink:actuate="onLoad"/><draw:image xlink:href="./ObjectReplacements/Object 6" xlink:type="simple" xlink:show="embed" xlink:actuate="onLoad"/></draw:frame>(1)</text:p>
      <text:p text:style-name="P2"/>
      <text:p text:style-name="P3">Por equivalencia:</text:p>
      <text:p text:style-name="P3"/>
      <text:p text:style-name="P3"><draw:frame draw:style-name="fr1" draw:name="Object1" text:anchor-type="as-char" svg:y="-0.446cm" svg:width="4.981cm" svg:height="0.568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3">(*)</text:span></text:p>
      <text:p text:style-name="P4"/>
      <text:p text:style-name="P2"/>
      <text:p text:style-name="P2"><text:s/><draw:frame draw:style-name="fr1" draw:name="Object2" text:anchor-type="as-char" svg:y="-0.446cm" svg:width="4.944cm" svg:height="0.568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(**)</text:span></text:p>
      <text:p text:style-name="P2"/>
      <text:p text:style-name="P5">Etonces demostra<text:span text:style-name="T2">r (</text:span>1<text:span text:style-name="T1">)</text:span> es equivalente a demostrar </text:p>
      <text:p text:style-name="P5"/>
      <text:p text:style-name="P6">que <draw:frame draw:style-name="fr1" draw:name="Object5" text:anchor-type="as-char" svg:y="-0.446cm" svg:width="2.219cm" svg:height="0.568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(2)</text:span></text:p>
      <text:p text:style-name="P6"/>
      <text:p text:style-name="P8"><text:s/><draw:frame draw:style-name="fr1" draw:name="Object7" text:anchor-type="as-char" svg:y="-0.446cm" svg:width="7.627cm" svg:height="0.616cm" draw:z-index="6"><draw:object xlink:href="./Object 7" xlink:type="simple" xlink:show="embed" xlink:actuate="onLoad"/><draw:image xlink:href="./ObjectReplacements/Object 7" xlink:type="simple" xlink:show="embed" xlink:actuate="onLoad"/></draw:frame> <text:s/></text:p>
      <text:p text:style-name="P6"/>
      <text:p text:style-name="P9">Luego</text:p>
      <text:p text:style-name="P9"/>
      <text:p text:style-name="P9"><draw:frame draw:style-name="fr1" draw:name="Object8" text:anchor-type="as-char" svg:y="-0.446cm" svg:width="8.345cm" svg:height="0.61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10">Pero</text:p>
      <text:p text:style-name="P10"><draw:frame draw:style-name="fr1" draw:name="Object9" text:anchor-type="as-char" svg:y="-0.661cm" svg:width="7.796cm" svg:height="1.18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/>
      <text:p text:style-name="P11">absurdo.</text:p>
      <text:p text:style-name="P11"/>
      <text:p text:style-name="P11">Conclución: </text:p>
      <text:p text:style-name="P11"/>
      <text:p text:style-name="P11"><draw:frame draw:style-name="fr1" draw:name="Object10" text:anchor-type="as-char" svg:y="-0.446cm" svg:width="2.118cm" svg:height="0.568cm" draw:z-index="9"><draw:object xlink:href="./Object 10" xlink:type="simple" xlink:show="embed" xlink:actuate="onLoad"/><draw:image xlink:href="./ObjectReplacements/Object 10" xlink:type="simple" xlink:show="embed" xlink:actuate="onLoad"/></draw:frame>→ <draw:frame draw:style-name="fr1" draw:name="Object11" text:anchor-type="as-char" svg:y="-0.446cm" svg:width="2.134cm" svg:height="0.56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/>
      <text:p text:style-name="P12">(*) <draw:frame draw:style-name="fr1" draw:name="Object17" text:anchor-type="as-char" svg:y="-0.393cm" svg:width="4.369cm" svg:height="0.51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/>
      <text:p text:style-name="P13">(→) <draw:frame draw:style-name="fr1" draw:name="Object18" text:anchor-type="as-char" svg:y="-0.393cm" svg:width="6.519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/>
      <text:p text:style-name="P13">como c &gt;0 entonces para ese n<text:span text:style-name="T4">0</text:span> se cumple</text:p>
      <text:p text:style-name="P13"><draw:frame draw:style-name="fr1" draw:name="Object19" text:anchor-type="as-char" svg:y="-0.644cm" svg:width="3.59cm" svg:height="1.046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><draw:frame draw:style-name="fr1" draw:name="Object20" text:anchor-type="as-char" svg:y="-0.286cm" svg:width="0.533cm" svg:height="0.284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3"><draw:frame draw:style-name="fr1" draw:name="Object21" text:anchor-type="as-char" svg:y="-0.393cm" svg:width="6.535cm" svg:height="0.563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><text:soft-page-break/></text:p>
      <text:p text:style-name="P13"><draw:frame draw:style-name="fr1" draw:name="Object22" text:anchor-type="as-char" svg:y="-0.644cm" svg:width="3.574cm" svg:height="1.046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3"/>
      <text:p text:style-name="P13">como c &gt;0 entonces para ese n<text:span text:style-name="T4">0</text:span> se cumple</text:p>
      <text:p text:style-name="P13"/>
      <text:p text:style-name="P13"/>
      <text:p text:style-name="P12"/>
      <text:p text:style-name="P12"/>
      <text:p text:style-name="P12">(**) <draw:frame draw:style-name="fr1" draw:name="Object12" text:anchor-type="as-char" svg:y="-0.393cm" svg:width="4.332cm" svg:height="0.51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/>
      <text:p text:style-name="P12"><draw:frame draw:style-name="fr1" draw:name="Object13" text:anchor-type="as-char" svg:y="-0.393cm" svg:width="8.932cm" svg:height="0.51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>Por propiedad *</text:p>
      <text:p text:style-name="P12"/>
      <text:p text:style-name="P12"><draw:frame draw:style-name="fr1" draw:name="Object14" text:anchor-type="as-char" svg:y="-0.393cm" svg:width="3.821cm" svg:height="0.51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P12"><draw:frame draw:style-name="fr1" draw:name="Object15" text:anchor-type="as-char" svg:y="-0.393cm" svg:width="3.821cm" svg:height="0.513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/>
      <text:p text:style-name="P12">Entonces por definicón <draw:frame draw:style-name="fr1" draw:name="Object16" text:anchor-type="as-char" svg:y="-0.393cm" svg:width="1.787cm" svg:height="0.51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/>
      <text:p text:style-name="P19">(*)</text:p>
      <text:p text:style-name="P15"/>
      <text:p text:style-name="P15">Sí <draw:frame draw:style-name="fr2" draw:name="Object23" text:anchor-type="as-char" svg:y="-0.667cm" svg:width="11.425cm" svg:height="1.09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/>
      <text:p text:style-name="P15">Por definición de limite tendiendo a infinito</text:p>
      <text:p text:style-name="P15"/>
      <text:p text:style-name="P15"><draw:frame draw:style-name="fr2" draw:name="Object24" text:anchor-type="as-char" svg:y="-0.667cm" svg:width="5.064cm" svg:height="1.09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5"/>
      <text:p text:style-name="P16">Sí f(n)=g(n) entonces para M&gt;0 <draw:frame draw:style-name="fr2" draw:name="Object25" text:anchor-type="as-char" svg:y="-0.667cm" svg:width="1.801cm" svg:height="1.09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por lo que no es posible esta igualdad.</text:p>
      <text:p text:style-name="P16"/>
      <text:p text:style-name="P17">Sí para M &gt;0 <text:span text:style-name="T5">g</text:span>(n) <text:span text:style-name="T5">menor </text:span>igual a c*<text:span text:style-name="T5">f</text:span>(n), <text:span text:style-name="T6">con </text:span>c&gt;0, entonces </text:p>
      <text:p text:style-name="P17"/>
      <text:p text:style-name="P17"><draw:frame draw:style-name="fr2" draw:name="Object26" text:anchor-type="as-char" svg:y="-0.667cm" svg:width="12.107cm" svg:height="1.09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18"/>
      <text:p text:style-name="P18">Luego para M&gt;0 existe h&gt;0 tal que <draw:frame draw:style-name="fr2" draw:name="Object27" text:anchor-type="as-char" svg:y="-0.393cm" svg:width="7.698cm" svg:height="0.513cm" draw:z-index="25"><draw:object xlink:href="./Object 27" xlink:type="simple" xlink:show="embed" xlink:actuate="onLoad"/><draw:image xlink:href="./ObjectReplacements/Object 2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9:01:48.643290518</meta:creation-date>
    <dc:date>2015-08-24T20:41:16.700874523</dc:date>
    <meta:editing-duration>PT1H2M27S</meta:editing-duration>
    <meta:editing-cycles>18</meta:editing-cycles>
    <meta:generator>LibreOffice/4.4.4.3$Linux_X86_64 LibreOffice_project/40m0$Build-3</meta:generator>
    <meta:document-statistic meta:table-count="0" meta:image-count="0" meta:object-count="27" meta:page-count="3" meta:paragraph-count="40" meta:word-count="101" meta:character-count="540" meta:non-whitespace-character-count="448"/>
  </office:meta>
</office:document-meta>
</file>

<file path=Object 1/content.xml><?xml version="1.0" encoding="utf-8"?>
<math xmlns="http://www.w3.org/1998/Math/MathML" display="block">
  <semantics>
    <mrow>
      <msup>
        <mi>n</mi>
        <mi>g</mi>
      </msup>
      <mi>Є</mi>
      <mi>O</mi>
      <mrow>
        <mo fence="true" stretchy="false">(</mo>
        <mrow>
          <msup>
            <mi>n</mi>
            <mi>n</mi>
          </msup>
        </mrow>
        <mo fence="true" stretchy="false">)</mo>
      </mrow>
      <mo stretchy="false">←</mo>
      <mo stretchy="false">→</mo>
      <msup>
        <mi>n</mi>
        <mi>n</mi>
      </msup>
      <mi>Є</mi>
      <mi>Ω</mi>
      <mrow>
        <mo fence="true" stretchy="false">(</mo>
        <mrow>
          <msup>
            <mi>n</mi>
            <mi>g</mi>
          </msup>
        </mrow>
        <mo fence="true" stretchy="false">)</mo>
      </mrow>
    </mrow>
    <annotation encoding="StarMath 5.0">n^{g} Є O( n^{n}) leftarrow rightarrow  n^{n} Є Ω( n^{g} )</annotation>
  </semantics>
</math>
</file>

<file path=Object 10/content.xml><?xml version="1.0" encoding="utf-8"?>
<math xmlns="http://www.w3.org/1998/Math/MathML" display="block">
  <semantics>
    <mrow>
      <mrow>
        <msup>
          <mi>n</mi>
          <mi>n</mi>
        </msup>
        <mo stretchy="false">∉</mo>
        <mi>O</mi>
      </mrow>
      <mrow>
        <mo fence="true" stretchy="false">(</mo>
        <mrow>
          <msup>
            <mi>n</mi>
            <mi>g</mi>
          </msup>
        </mrow>
        <mo fence="true" stretchy="false">)</mo>
      </mrow>
    </mrow>
    <annotation encoding="StarMath 5.0">n^{n}   notin O( n^{g} )</annotation>
  </semantics>
</math>
</file>

<file path=Object 11/content.xml><?xml version="1.0" encoding="utf-8"?>
<math xmlns="http://www.w3.org/1998/Math/MathML" display="block">
  <semantics>
    <mrow>
      <mrow>
        <msup>
          <mi>n</mi>
          <mi>g</mi>
        </msup>
        <mo stretchy="false">∉</mo>
        <mi>Ω</mi>
      </mrow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n^{g} notin Ω( n^{n} )</annotation>
  </semantics>
</math>
</file>

<file path=Object 12/content.xml><?xml version="1.0" encoding="utf-8"?>
<math xmlns="http://www.w3.org/1998/Math/MathML" display="block">
  <semantics>
    <mrow>
      <mi>f</mi>
      <mi>Є</mi>
      <mi>⊝</mi>
      <mrow>
        <mo fence="true" stretchy="false">(</mo>
        <mrow>
          <mi>g</mi>
        </mrow>
        <mo fence="true" stretchy="false">)</mo>
      </mrow>
      <mo stretchy="false">←</mo>
      <mo stretchy="false">→</mo>
      <mi>g</mi>
      <mi>Є</mi>
      <mi>⊝</mi>
      <mrow>
        <mo fence="true" stretchy="false">(</mo>
        <mrow>
          <mi>f</mi>
        </mrow>
        <mo fence="true" stretchy="false">)</mo>
      </mrow>
    </mrow>
    <annotation encoding="StarMath 5.0">f Є ⊝( g) leftarrow rightarrow  g Є ⊝( f )</annotation>
  </semantics>
</math>
</file>

<file path=Object 13/content.xml><?xml version="1.0" encoding="utf-8"?>
<math xmlns="http://www.w3.org/1998/Math/MathML" display="block">
  <semantics>
    <mrow>
      <mrow>
        <mi>f</mi>
        <mo stretchy="false">∈</mo>
        <mi>⊝</mi>
      </mrow>
      <mrow>
        <mo fence="true" stretchy="false">(</mo>
        <mrow>
          <mi>g</mi>
        </mrow>
        <mo fence="true" stretchy="false">)</mo>
      </mrow>
      <mo stretchy="false">→</mo>
      <mrow>
        <mi>f</mi>
        <mo stretchy="false">∈</mo>
        <mi>O</mi>
      </mrow>
      <mrow>
        <mo fence="true" stretchy="false">(</mo>
        <mrow>
          <mi>g</mi>
        </mrow>
        <mo fence="true" stretchy="false">)</mo>
      </mrow>
      <mi>y</mi>
      <mrow>
        <mi>f</mi>
        <mo stretchy="false">∈</mo>
        <mi>Ω</mi>
      </mrow>
      <mrow>
        <mo fence="true" stretchy="false">(</mo>
        <mrow>
          <mi>g</mi>
        </mrow>
        <mo fence="true" stretchy="false">)</mo>
      </mrow>
      <mi mathvariant="italic">por</mi>
      <mi mathvariant="italic">definición</mi>
      <mn>.</mn>
    </mrow>
    <annotation encoding="StarMath 5.0">f  in  ⊝( g ) rightarrow f in O( g ) y f in Ω( g ) por definición.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O</mi>
      </mrow>
      <mrow>
        <mo fence="true" stretchy="false">(</mo>
        <mrow>
          <mi>g</mi>
        </mrow>
        <mo fence="true" stretchy="false">)</mo>
      </mrow>
      <mo stretchy="false">→</mo>
      <mrow>
        <mi>g</mi>
        <mo stretchy="false">∈</mo>
        <mi>Ω</mi>
      </mrow>
      <mrow>
        <mo fence="true" stretchy="false">(</mo>
        <mrow>
          <mi>f</mi>
        </mrow>
        <mo fence="true" stretchy="false">)</mo>
      </mrow>
    </mrow>
    <annotation encoding="StarMath 5.0">f in O( g ) rightarrow g in Ω( f )</annotation>
  </semantics>
</math>
</file>

<file path=Object 15/content.xml><?xml version="1.0" encoding="utf-8"?>
<math xmlns="http://www.w3.org/1998/Math/MathML" display="block">
  <semantics>
    <mrow>
      <mrow>
        <mi>f</mi>
        <mo stretchy="false">∈</mo>
        <mi>Ω</mi>
      </mrow>
      <mrow>
        <mo fence="true" stretchy="false">(</mo>
        <mrow>
          <mi>g</mi>
        </mrow>
        <mo fence="true" stretchy="false">)</mo>
      </mrow>
      <mo stretchy="false">→</mo>
      <mrow>
        <mi>g</mi>
        <mo stretchy="false">∈</mo>
        <mi>O</mi>
      </mrow>
      <mrow>
        <mo fence="true" stretchy="false">(</mo>
        <mrow>
          <mi>f</mi>
        </mrow>
        <mo fence="true" stretchy="false">)</mo>
      </mrow>
    </mrow>
    <annotation encoding="StarMath 5.0">f in Ω( g ) rightarrow g in O( f )</annotation>
  </semantics>
</math>
</file>

<file path=Object 16/content.xml><?xml version="1.0" encoding="utf-8"?>
<math xmlns="http://www.w3.org/1998/Math/MathML" display="block">
  <semantics>
    <mrow>
      <mrow>
        <mi>g</mi>
        <mo stretchy="false">∈</mo>
        <mi>⊝</mi>
      </mrow>
      <mrow>
        <mo fence="true" stretchy="false">(</mo>
        <mrow>
          <mi>n</mi>
        </mrow>
        <mo fence="true" stretchy="false">)</mo>
      </mrow>
    </mrow>
    <annotation encoding="StarMath 5.0">g in ⊝( n )</annotation>
  </semantics>
</math>
</file>

<file path=Object 17/content.xml><?xml version="1.0" encoding="utf-8"?>
<math xmlns="http://www.w3.org/1998/Math/MathML" display="block">
  <semantics>
    <mrow>
      <mi>f</mi>
      <mi>Є</mi>
      <mi>O</mi>
      <mrow>
        <mo fence="true" stretchy="false">(</mo>
        <mrow>
          <mi>g</mi>
        </mrow>
        <mo fence="true" stretchy="false">)</mo>
      </mrow>
      <mo stretchy="false">←</mo>
      <mo stretchy="false">→</mo>
      <mi>g</mi>
      <mi>Є</mi>
      <mi>Ω</mi>
      <mrow>
        <mo fence="true" stretchy="false">(</mo>
        <mrow>
          <mi>f</mi>
        </mrow>
        <mo fence="true" stretchy="false">)</mo>
      </mrow>
    </mrow>
    <annotation encoding="StarMath 5.0">f Є O( g) leftarrow rightarrow  g Є Ω( f )</annotation>
  </semantics>
</math>
</file>

<file path=Object 18/content.xml><?xml version="1.0" encoding="utf-8"?>
<math xmlns="http://www.w3.org/1998/Math/MathML" display="block">
  <semantics>
    <mrow>
      <mrow>
        <mi>f</mi>
        <mo stretchy="false">∈</mo>
        <mi>O</mi>
      </mrow>
      <mrow>
        <mo fence="true" stretchy="false">(</mo>
        <mrow>
          <mi>g</mi>
        </mrow>
        <mo fence="true" stretchy="false">)</mo>
      </mrow>
      <mo stretchy="false">→</mo>
      <mo stretchy="false">∃</mo>
      <mrow>
        <mi>c</mi>
        <mo stretchy="false">&gt;</mo>
        <mi>o</mi>
      </mrow>
      <mo stretchy="false">⋰</mo>
      <mo stretchy="false">∀</mo>
      <mrow>
        <mi>n</mi>
        <mo stretchy="false">≥</mo>
        <msub>
          <mi>n</mi>
          <mn>0</mn>
        </msub>
      </mrow>
      <mrow>
        <mi>f</mi>
        <mo stretchy="false">≤</mo>
        <mrow>
          <mi>c</mi>
          <mo stretchy="false">⋅</mo>
          <mi>g</mi>
        </mrow>
      </mrow>
    </mrow>
    <annotation encoding="StarMath 5.0">f IN O( g ) rightarrow exists c&gt;o dotsup forall n&gt;=n_{ 0 } f&lt;=c cdot g</annotation>
  </semantics>
</math>
</file>

<file path=Object 19/content.xml><?xml version="1.0" encoding="utf-8"?>
<math xmlns="http://www.w3.org/1998/Math/MathML" display="block">
  <semantics>
    <mrow>
      <mfrac>
        <mn>1</mn>
        <mi>c</mi>
      </mfrac>
      <mrow>
        <mi>f</mi>
        <mo stretchy="false">≤</mo>
        <mi>g</mi>
      </mrow>
      <mi>→</mi>
      <mrow>
        <mi>g</mi>
        <mo stretchy="false">∈</mo>
        <mi>Ω</mi>
      </mrow>
      <mrow>
        <mo fence="true" stretchy="false">(</mo>
        <mrow>
          <mi>f</mi>
        </mrow>
        <mo fence="true" stretchy="false">)</mo>
      </mrow>
    </mrow>
    <annotation encoding="StarMath 5.0">{1} over {c}f&lt;= g → g in Ω( f ) </annotation>
  </semantics>
</math>
</file>

<file path=Object 2/content.xml><?xml version="1.0" encoding="utf-8"?>
<math xmlns="http://www.w3.org/1998/Math/MathML" display="block">
  <semantics>
    <mrow>
      <msup>
        <mi>n</mi>
        <mi>g</mi>
      </msup>
      <mi>Є</mi>
      <mi>⊝</mi>
      <mrow>
        <mo fence="true" stretchy="false">(</mo>
        <mrow>
          <msup>
            <mi>n</mi>
            <mi>n</mi>
          </msup>
        </mrow>
        <mo fence="true" stretchy="false">)</mo>
      </mrow>
      <mo stretchy="false">←</mo>
      <mo stretchy="false">→</mo>
      <msup>
        <mi>n</mi>
        <mi>n</mi>
      </msup>
      <mi>Є</mi>
      <mi>⊝</mi>
      <mrow>
        <mo fence="true" stretchy="false">(</mo>
        <mrow>
          <msup>
            <mi>n</mi>
            <mi>g</mi>
          </msup>
        </mrow>
        <mo fence="true" stretchy="false">)</mo>
      </mrow>
    </mrow>
    <annotation encoding="StarMath 5.0">n^{g} Є ⊝( n^{n}) leftarrow rightarrow  n^{n} Є ⊝( n^{g} )</annotation>
  </semantics>
</math>
</file>

<file path=Object 20/content.xml><?xml version="1.0" encoding="utf-8"?>
<math xmlns="http://www.w3.org/1998/Math/MathML" display="block">
  <semantics>
    <mo stretchy="false">←</mo>
    <annotation encoding="StarMath 5.0">leftarrow  </annotation>
  </semantics>
</math>
</file>

<file path=Object 21/content.xml><?xml version="1.0" encoding="utf-8"?>
<math xmlns="http://www.w3.org/1998/Math/MathML" display="block">
  <semantics>
    <mrow>
      <mrow>
        <mi>g</mi>
        <mo stretchy="false">∈</mo>
        <mi>Ω</mi>
      </mrow>
      <mrow>
        <mo fence="true" stretchy="false">(</mo>
        <mrow>
          <mi>f</mi>
        </mrow>
        <mo fence="true" stretchy="false">)</mo>
      </mrow>
      <mo stretchy="false">→</mo>
      <mo stretchy="false">∃</mo>
      <mrow>
        <mi>c</mi>
        <mo stretchy="false">&gt;</mo>
        <mi>o</mi>
      </mrow>
      <mo stretchy="false">⋰</mo>
      <mo stretchy="false">∀</mo>
      <mrow>
        <mi>n</mi>
        <mo stretchy="false">≥</mo>
        <msub>
          <mi>n</mi>
          <mn>0</mn>
        </msub>
      </mrow>
      <mrow>
        <mi>g</mi>
        <mo stretchy="false">≥</mo>
        <mrow>
          <mi>c</mi>
          <mo stretchy="false">⋅</mo>
          <mi>f</mi>
        </mrow>
      </mrow>
    </mrow>
    <annotation encoding="StarMath 5.0">g IN Ω( f ) rightarrow exists c&gt;o dotsup forall n&gt;=n_{ 0 } g&gt;=c cdot f</annotation>
  </semantics>
</math>
</file>

<file path=Object 22/content.xml><?xml version="1.0" encoding="utf-8"?>
<math xmlns="http://www.w3.org/1998/Math/MathML" display="block">
  <semantics>
    <mrow>
      <mfrac>
        <mn>1</mn>
        <mi>c</mi>
      </mfrac>
      <mrow>
        <mi>g</mi>
        <mo stretchy="false">≤</mo>
        <mi>f</mi>
      </mrow>
      <mi>→</mi>
      <mrow>
        <mi>f</mi>
        <mo stretchy="false">∈</mo>
        <mi>O</mi>
      </mrow>
      <mrow>
        <mo fence="true" stretchy="false">(</mo>
        <mrow>
          <mi>g</mi>
        </mrow>
        <mo fence="true" stretchy="false">)</mo>
      </mrow>
    </mrow>
    <annotation encoding="StarMath 5.0">{1} over {c}g&lt;= f → f in O( g ) </annotation>
  </semantics>
</math>
</file>

<file path=Object 23/content.xml><?xml version="1.0" encoding="utf-8"?>
<math xmlns="http://www.w3.org/1998/Math/MathML" display="block">
  <semantics>
    <mrow>
      <mrow>
        <mi>lim</mi>
        <mrow>
          <mi>n</mi>
          <mo stretchy="false">→</mo>
          <mi mathvariant="normal">∞</mi>
        </mrow>
      </mrow>
      <mrow>
        <mfrac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</mfrac>
        <mo stretchy="false">=</mo>
        <mn>0</mn>
      </mrow>
      <mo stretchy="false">→</mo>
      <mo stretchy="false">∃</mo>
      <mi>f</mi>
      <mrow>
        <mrow>
          <mo fence="true" stretchy="false">(</mo>
          <mrow>
            <mi>n</mi>
          </mrow>
          <mo fence="true" stretchy="false">)</mo>
        </mrow>
        <mo stretchy="false">∈</mo>
        <mi>O</mi>
      </mrow>
      <mrow>
        <mo fence="true" stretchy="false">(</mo>
        <mrow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space width="2em"/>
      <mi mathvariant="italic">pero</mi>
      <mspace width="2em"/>
      <mi>g</mi>
      <mrow>
        <mrow>
          <mo fence="true" stretchy="false">(</mo>
          <mrow>
            <mi>n</mi>
          </mrow>
          <mo fence="true" stretchy="false">)</mo>
        </mrow>
        <mo stretchy="false">∉</mo>
        <mi>O</mi>
      </mrow>
      <mrow>
        <mo fence="true" stretchy="false">(</mo>
        <mrow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lim {n rightarrow infinity} {f( n )} over { g(n) } = 0 rightarrow exists f(n) in O( g(n)) ~pero ~ g( n ) notin  O( f(n) )</annotation>
  </semantics>
</math>
</file>

<file path=Object 24/content.xml><?xml version="1.0" encoding="utf-8"?>
<math xmlns="http://www.w3.org/1998/Math/MathML" display="block">
  <semantics>
    <mrow>
      <mo stretchy="false">∃</mo>
      <mrow>
        <mi>M</mi>
        <mo stretchy="false">&gt;</mo>
        <mn>0</mn>
      </mrow>
      <mo stretchy="false">⋰</mo>
      <mo stretchy="false">∀</mo>
      <mrow>
        <mi>n</mi>
        <mo stretchy="false">≥</mo>
        <msub>
          <mi>n</mi>
          <mn>0</mn>
        </msub>
      </mrow>
      <mrow>
        <mfrac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</mfrac>
        <mo stretchy="false">=</mo>
        <mn>0</mn>
      </mrow>
    </mrow>
    <annotation encoding="StarMath 5.0">exists M&gt;0 dotsup  forall n&gt;=n_{ 0 } { f(n) } over { g(n) }=0</annotation>
  </semantics>
</math>
</file>

<file path=Object 25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i>n</mi>
            </mrow>
            <mo fence="true" stretchy="false">)</mo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  <mo stretchy="false">=</mo>
      <mn>1</mn>
    </mrow>
    <annotation encoding="StarMath 5.0">{ f(n) } over { g(n) }=1</annotation>
  </semantics>
</math>
</file>

<file path=Object 26/content.xml><?xml version="1.0" encoding="utf-8"?>
<math xmlns="http://www.w3.org/1998/Math/MathML" display="block">
  <semantics>
    <mrow>
      <mrow>
        <mi>c</mi>
        <mo stretchy="false">⋅</mo>
        <mi>f</mi>
      </mrow>
      <mrow>
        <mrow>
          <mo fence="true" stretchy="false">(</mo>
          <mrow>
            <mi>n</mi>
          </mrow>
          <mo fence="true" stretchy="false">)</mo>
        </mrow>
        <mo stretchy="false">≥</mo>
        <mi>g</mi>
      </mrow>
      <mrow>
        <mo fence="true" stretchy="false">(</mo>
        <mrow>
          <mi>n</mi>
        </mrow>
        <mo fence="true" stretchy="false">)</mo>
      </mrow>
      <mo stretchy="false">→</mo>
      <mrow>
        <mfrac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</mfrac>
        <mo stretchy="false">≤</mo>
        <mfrac>
          <mn>1</mn>
          <mi>c</mi>
        </mfrac>
        <mo stretchy="false">&gt;</mo>
        <mn>0</mn>
      </mrow>
      <mi mathvariant="italic">absurdo</mi>
      <mi mathvariant="italic">por</mi>
      <mi mathvariant="italic">lo</mi>
      <mi mathvariant="italic">que</mi>
      <mi>g</mi>
      <mrow>
        <mrow>
          <mo fence="true" stretchy="false">(</mo>
          <mrow>
            <mi>n</mi>
          </mrow>
          <mo fence="true" stretchy="false">)</mo>
        </mrow>
        <mo stretchy="false">∉</mo>
        <mi>O</mi>
      </mrow>
      <mrow>
        <mo fence="true" stretchy="false">(</mo>
        <mrow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c cdot f( n ) &gt;=g( n ) rightarrow  { f( n )} over { g( n ) } &lt;= {1} over {c} &gt; 0 absurdo por lo que g( n ) notin O( f(n) 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≤</mo>
        <mrow>
          <mi>h</mi>
          <mo stretchy="false">⋅</mo>
          <mi>g</mi>
        </mrow>
      </mrow>
      <mrow>
        <mo fence="true" stretchy="false">(</mo>
        <mrow>
          <mi>n</mi>
        </mrow>
        <mo fence="true" stretchy="false">)</mo>
      </mrow>
      <mi mathvariant="italic">con</mi>
      <mi mathvariant="italic">lo</mi>
      <mi mathvariant="italic">que</mi>
      <mi>f</mi>
      <mrow>
        <mrow>
          <mo fence="true" stretchy="false">(</mo>
          <mrow>
            <mi>n</mi>
          </mrow>
          <mo fence="true" stretchy="false">)</mo>
        </mrow>
        <mo stretchy="false">∈</mo>
        <mi>O</mi>
      </mrow>
      <mrow>
        <mo fence="true" stretchy="false">(</mo>
        <mrow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f( n )&lt;= h cdot g( n ) con lo que f( n ) in O( g(n) )</annotation>
  </semantics>
</math>
</file>

<file path=Object 3/content.xml><?xml version="1.0" encoding="utf-8"?>
<math xmlns="http://www.w3.org/1998/Math/MathML" display="block">
  <semantics>
    <mrow>
      <msup>
        <mi>n</mi>
        <mi>g</mi>
      </msup>
      <mi>Є</mi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n^{g} Є O( n^{n} )</annotation>
  </semantics>
</math>
</file>

<file path=Object 4/content.xml><?xml version="1.0" encoding="utf-8"?>
<math xmlns="http://www.w3.org/1998/Math/MathML" display="block">
  <semantics>
    <mrow>
      <msup>
        <mi>n</mi>
        <mi>g</mi>
      </msup>
      <mi>Є</mi>
      <mi>⊝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n^{g} Є ⊝( n^{n} )</annotation>
  </semantics>
</math>
</file>

<file path=Object 5/content.xml><?xml version="1.0" encoding="utf-8"?>
<math xmlns="http://www.w3.org/1998/Math/MathML" display="block">
  <semantics>
    <mrow>
      <msup>
        <mi>n</mi>
        <mi>n</mi>
      </msup>
      <mi>Є</mi>
      <mi>O</mi>
      <mrow>
        <mo fence="true" stretchy="false">(</mo>
        <mrow>
          <msup>
            <mi>n</mi>
            <mi>g</mi>
          </msup>
        </mrow>
        <mo fence="true" stretchy="false">)</mo>
      </mrow>
    </mrow>
    <annotation encoding="StarMath 5.0">n^{n} Є O( n^{g} )</annotation>
  </semantics>
</math>
</file>

<file path=Object 6/content.xml><?xml version="1.0" encoding="utf-8"?>
<math xmlns="http://www.w3.org/1998/Math/MathML" display="block">
  <semantics>
    <mrow>
      <msup>
        <mi>n</mi>
        <mi>g</mi>
      </msup>
      <mi>Є</mi>
      <mi>Ω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n^{g} Є Ω( n^{n} )</annotation>
  </semantics>
</math>
</file>

<file path=Object 7/content.xml><?xml version="1.0" encoding="utf-8"?>
<math xmlns="http://www.w3.org/1998/Math/MathML" display="block">
  <semantics>
    <mrow>
      <mi mathvariant="italic">Si</mi>
      <mrow>
        <mo fence="true" stretchy="false">(</mo>
        <mrow>
          <mn>2</mn>
        </mrow>
        <mo fence="true" stretchy="false">)</mo>
      </mrow>
      <mi mathvariant="italic">es</mi>
      <mi mathvariant="italic">cierto</mi>
      <mo stretchy="false">∃</mo>
      <msub>
        <mi>n</mi>
        <mn>0</mn>
      </msub>
      <mo stretchy="false">⋰</mo>
      <mo stretchy="false">∀</mo>
      <mrow>
        <mi>n</mi>
        <mo stretchy="false">≥</mo>
        <msub>
          <mi>n</mi>
          <mn>0</mn>
        </msub>
      </mrow>
      <mspace width="2.5em"/>
      <mrow>
        <msup>
          <mi>n</mi>
          <mi>n</mi>
        </msup>
        <mo stretchy="false">≤</mo>
        <mrow>
          <mi>h</mi>
          <mo stretchy="false">⋅</mo>
          <msup>
            <mi>n</mi>
            <mi>g</mi>
          </msup>
        </mrow>
      </mrow>
    </mrow>
    <annotation encoding="StarMath 5.0">Si (2) es cierto exists  n_{ 0 } dotsup  forall  n &gt;= n_{ 0 } ` ~ n^ { n } &lt;= h cdot  n^ { g }</annotation>
  </semantics>
</math>
</file>

<file path=Object 8/content.xml><?xml version="1.0" encoding="utf-8"?>
<math xmlns="http://www.w3.org/1998/Math/MathML" display="block">
  <semantics>
    <mrow>
      <mi mathvariant="italic">Como</mi>
      <mi>g</mi>
      <mi>Є</mi>
      <mi>O</mi>
      <mrow>
        <mo fence="true" stretchy="false">(</mo>
        <mrow>
          <mn>1</mn>
        </mrow>
        <mo fence="true" stretchy="false">)</mo>
      </mrow>
      <mspace width="2em"/>
      <mo stretchy="false">∃</mo>
      <msub>
        <mi>n</mi>
        <mn>1</mn>
      </msub>
      <mo stretchy="false">⋰</mo>
      <mo stretchy="false">∀</mo>
      <mrow>
        <mi>n</mi>
        <mo stretchy="false">≥</mo>
        <msub>
          <mi>n</mi>
          <mn>1</mn>
        </msub>
      </mrow>
      <mspace width="2.5em"/>
      <mrow>
        <mrow>
          <mi>h</mi>
          <mo stretchy="false">⋅</mo>
          <msup>
            <mi>n</mi>
            <mi>g</mi>
          </msup>
        </mrow>
        <mo stretchy="false">≤</mo>
        <mrow>
          <mi>h</mi>
          <mo stretchy="false">⋅</mo>
          <msup>
            <mi>n</mi>
            <mi>c</mi>
          </msup>
        </mrow>
      </mrow>
    </mrow>
    <annotation encoding="StarMath 5.0">Como g Є O(1) ~exists  n_{ 1 } dotsup  forall  n &gt;= n_{ 1 } ` ~ h cdot n^ { g } &lt;= h cdot  n^ { c 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Como</mi>
            <mi>n</mi>
            <mi>→</mi>
            <mi mathvariant="normal">∞</mi>
            <mo stretchy="false">→</mo>
            <mo stretchy="false">∃</mo>
            <msub>
              <mi>n</mi>
              <mn>2</mn>
            </msub>
            <mo stretchy="false">⋰</mo>
            <mo stretchy="false">∀</mo>
            <mrow>
              <mi>n</mi>
              <mo stretchy="false">≥</mo>
              <msub>
                <mi>n</mi>
                <mn>2</mn>
              </msub>
            </mrow>
            <mspace width="2em"/>
            <mrow>
              <mrow>
                <mi>h</mi>
                <mo stretchy="false">⋅</mo>
                <msup>
                  <mi>n</mi>
                  <mi>n</mi>
                </msup>
              </mrow>
              <mo stretchy="false">≥</mo>
              <mrow>
                <mi>h</mi>
                <mo stretchy="false">⋅</mo>
                <msup>
                  <mi>n</mi>
                  <mi>c</mi>
                </msup>
              </mrow>
            </mrow>
          </mrow>
        </mtd>
      </mtr>
      <mtr>
        <mtd>
          <mrow>
            <mo stretchy="false">→</mo>
            <mrow>
              <msup>
                <mi>n</mi>
                <mi>n</mi>
              </msup>
              <mo stretchy="false">≥</mo>
              <msup>
                <mi>n</mi>
                <mi>g</mi>
              </msup>
            </mrow>
          </mrow>
        </mtd>
      </mtr>
    </mtable>
    <annotation encoding="StarMath 5.0">Como n → infinity rightarrow  exists n_{ 2 } dotsup forall n&gt;=n_{ 2 } ~ h cdot n^{ n } &gt;= h cdot n^{ c } newline rightarrow n^{ n }&gt;=n^{ g }</annotation>
  </semantics>
</math>
</file>